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list-style-name="LFO1" style:family="paragraph"/>
    <style:style style:name="P7" style:parent-style-name="Normal" style:list-style-name="LFO1" style:family="paragraph"/>
    <style:style style:name="P8" style:parent-style-name="Normal" style:list-style-name="LFO1" style:family="paragraph"/>
    <style:style style:name="P9" style:parent-style-name="Normal" style:family="paragraph">
      <style:text-properties fo:font-weight="bold" style:font-weight-asian="bold" style:font-weight-complex="bold"/>
    </style:style>
    <style:style style:name="P10" style:parent-style-name="Normal" style:list-style-name="LFO2" style:family="paragraph"/>
    <style:style style:name="P11" style:parent-style-name="Normal" style:list-style-name="LFO2" style:family="paragraph"/>
    <style:style style:name="P12" style:parent-style-name="Normal" style:list-style-name="LFO2" style:family="paragraph"/>
    <style:style style:name="P13" style:parent-style-name="Normal" style:family="paragraph">
      <style:text-properties fo:font-weight="bold" style:font-weight-asian="bold" style:font-weight-complex="bold"/>
    </style:style>
    <style:style style:name="P14" style:parent-style-name="Normal" style:list-style-name="LFO3" style:family="paragraph"/>
    <style:style style:name="P15" style:parent-style-name="Normal" style:list-style-name="LFO3" style:family="paragraph"/>
    <style:style style:name="P16" style:parent-style-name="Normal" style:family="paragraph">
      <style:text-properties fo:font-weight="bold" style:font-weight-asian="bold" style:font-weight-complex="bold"/>
    </style:style>
    <style:style style:name="P17" style:parent-style-name="Normal" style:list-style-name="LFO4" style:family="paragraph"/>
    <style:style style:name="P18" style:parent-style-name="Normal" style:list-style-name="LFO4" style:family="paragraph"/>
    <style:style style:name="P19" style:parent-style-name="Normal" style:family="paragraph">
      <style:text-properties fo:font-weight="bold" style:font-weight-asian="bold" style:font-weight-complex="bold"/>
    </style:style>
    <style:style style:name="P20" style:parent-style-name="Normal" style:list-style-name="LFO5" style:family="paragraph"/>
    <style:style style:name="P21" style:parent-style-name="Normal" style:list-style-name="LFO5" style:family="paragraph"/>
    <style:style style:name="P22" style:parent-style-name="Normal" style:list-style-name="LFO5" style:family="paragraph"/>
    <style:style style:name="P23" style:parent-style-name="Normal" style:family="paragraph">
      <style:text-properties fo:font-weight="bold" style:font-weight-asian="bold" style:font-weight-complex="bold"/>
    </style:style>
    <style:style style:name="P24" style:parent-style-name="Normal" style:list-style-name="LFO6" style:family="paragraph"/>
    <style:style style:name="P25" style:parent-style-name="Normal" style:list-style-name="LFO6" style:family="paragraph"/>
    <style:style style:name="P26" style:parent-style-name="Normal" style:family="paragraph">
      <style:text-properties fo:font-weight="bold" style:font-weight-asian="bold" style:font-weight-complex="bold"/>
    </style:style>
    <style:style style:name="P27" style:parent-style-name="Normal" style:list-style-name="LFO7" style:family="paragraph"/>
    <style:style style:name="P28" style:parent-style-name="Normal" style:list-style-name="LFO7" style:family="paragraph"/>
    <style:style style:name="P29" style:parent-style-name="Normal" style:family="paragraph">
      <style:text-properties fo:font-weight="bold" style:font-weight-asian="bold" style:font-weight-complex="bold"/>
    </style:style>
    <style:style style:name="P30" style:parent-style-name="Normal" style:list-style-name="LFO8" style:family="paragraph"/>
    <style:style style:name="P31" style:parent-style-name="Normal" style:list-style-name="LFO8" style:family="paragraph"/>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language="fr" fo:country="FR"/>
    </style:style>
    <style:style style:name="P37" style:parent-style-name="Normal" style:family="paragraph">
      <style:text-properties fo:language="fr" fo:country="FR"/>
    </style:style>
    <style:style style:name="P38" style:parent-style-name="Normal" style:family="paragraph">
      <style:text-properties fo:language="fr" fo:country="FR"/>
    </style:style>
    <style:style style:name="P39" style:parent-style-name="Normal" style:family="paragraph">
      <style:text-properties fo:language="fr" fo:country="FR"/>
    </style:style>
    <style:style style:name="P40" style:parent-style-name="Normal" style:family="paragraph">
      <style:text-properties fo:language="fr" fo:country="FR"/>
    </style:style>
    <style:style style:name="P41" style:parent-style-name="Normal" style:family="paragraph">
      <style:text-properties fo:language="fr" fo:country="FR"/>
    </style:style>
    <style:style style:name="P42" style:parent-style-name="Normal" style:family="paragraph">
      <style:text-properties fo:language="fr" fo:country="FR"/>
    </style:style>
    <style:style style:name="P43" style:parent-style-name="Normal" style:family="paragraph">
      <style:text-properties fo:language="fr" fo:country="FR"/>
    </style:style>
    <style:style style:name="T44" style:parent-style-name="DefaultParagraphFont" style:family="text">
      <style:text-properties fo:language="fr" fo:country="FR"/>
    </style:style>
    <style:style style:name="P45" style:parent-style-name="Normal" style:family="paragraph">
      <style:paragraph-properties fo:break-before="page"/>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list-style-name="LFO9" style:family="paragraph"/>
    <style:style style:name="P52" style:parent-style-name="Normal" style:list-style-name="LFO9" style:family="paragraph"/>
    <style:style style:name="P53" style:parent-style-name="Normal" style:list-style-name="LFO9" style:family="paragraph"/>
    <style:style style:name="P54" style:parent-style-name="Normal" style:family="paragraph">
      <style:text-properties fo:font-weight="bold" style:font-weight-asian="bold" style:font-weight-complex="bold"/>
    </style:style>
    <style:style style:name="P55" style:parent-style-name="Normal" style:list-style-name="LFO10" style:family="paragraph"/>
    <style:style style:name="P56" style:parent-style-name="Normal" style:list-style-name="LFO10" style:family="paragraph"/>
    <style:style style:name="P57" style:parent-style-name="Normal" style:list-style-name="LFO10" style:family="paragraph"/>
    <style:style style:name="P58" style:parent-style-name="Normal" style:family="paragraph">
      <style:text-properties fo:font-weight="bold" style:font-weight-asian="bold" style:font-weight-complex="bold"/>
    </style:style>
    <style:style style:name="P59" style:parent-style-name="Normal" style:list-style-name="LFO11" style:family="paragraph"/>
    <style:style style:name="P60" style:parent-style-name="Normal" style:list-style-name="LFO11" style:family="paragraph"/>
    <style:style style:name="P61" style:parent-style-name="Normal" style:family="paragraph">
      <style:text-properties fo:font-weight="bold" style:font-weight-asian="bold" style:font-weight-complex="bold"/>
    </style:style>
    <style:style style:name="P62" style:parent-style-name="Normal" style:list-style-name="LFO12" style:family="paragraph"/>
    <style:style style:name="P63" style:parent-style-name="Normal" style:list-style-name="LFO12" style:family="paragraph"/>
    <style:style style:name="P64" style:parent-style-name="Normal" style:family="paragraph">
      <style:text-properties fo:font-weight="bold" style:font-weight-asian="bold" style:font-weight-complex="bold"/>
    </style:style>
    <style:style style:name="P65" style:parent-style-name="Normal" style:list-style-name="LFO13" style:family="paragraph"/>
    <style:style style:name="P66" style:parent-style-name="Normal" style:list-style-name="LFO13" style:family="paragraph"/>
    <style:style style:name="P67" style:parent-style-name="Normal" style:family="paragraph">
      <style:text-properties fo:font-weight="bold" style:font-weight-asian="bold" style:font-weight-complex="bold"/>
    </style:style>
    <style:style style:name="P68" style:parent-style-name="Normal" style:list-style-name="LFO14" style:family="paragraph"/>
    <style:style style:name="P69" style:parent-style-name="Normal" style:list-style-name="LFO14" style:family="paragraph"/>
    <style:style style:name="P70" style:parent-style-name="Normal" style:family="paragraph">
      <style:text-properties fo:font-weight="bold" style:font-weight-asian="bold" style:font-weight-complex="bold"/>
    </style:style>
    <style:style style:name="P71" style:parent-style-name="Normal" style:list-style-name="LFO15" style:family="paragraph"/>
    <style:style style:name="P72" style:parent-style-name="Normal" style:list-style-name="LFO15" style:family="paragraph"/>
    <style:style style:name="P73" style:parent-style-name="Normal" style:family="paragraph">
      <style:text-properties fo:font-weight="bold" style:font-weight-asian="bold" style:font-weight-complex="bold"/>
    </style:style>
    <style:style style:name="P74" style:parent-style-name="Normal" style:list-style-name="LFO16" style:family="paragraph"/>
    <style:style style:name="P75" style:parent-style-name="Normal" style:list-style-name="LFO16" style:family="paragraph"/>
    <style:style style:name="P76" style:parent-style-name="Normal" style:family="paragraph">
      <style:text-properties fo:font-weight="bold" style:font-weight-asian="bold" style:font-weight-complex="bold"/>
    </style:style>
    <style:style style:name="P77" style:parent-style-name="Normal" style:family="paragraph">
      <style:text-properties fo:font-weight="bold" style:font-weight-asian="bold" style:font-weight-complex="bold"/>
    </style:style>
    <style:style style:name="P78" style:parent-style-name="Normal" style:family="paragraph">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family="paragraph">
      <style:text-properties fo:language="fr" fo:country="FR"/>
    </style:style>
    <style:style style:name="P81" style:parent-style-name="Normal" style:family="paragraph">
      <style:text-properties fo:language="fr" fo:country="FR"/>
    </style:style>
    <style:style style:name="P82" style:parent-style-name="Normal" style:family="paragraph">
      <style:text-properties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P85" style:parent-style-name="Normal" style:family="paragraph">
      <style:text-properties fo:language="fr" fo:country="FR"/>
    </style:style>
    <style:style style:name="P86" style:parent-style-name="Normal" style:family="paragraph">
      <style:text-properties fo:language="fr" fo:country="FR"/>
    </style:style>
    <style:style style:name="P87" style:parent-style-name="Normal" style:family="paragraph">
      <style:text-properties fo:language="fr" fo:country="FR"/>
    </style:style>
    <style:style style:name="T88" style:parent-style-name="DefaultParagraphFont" style:family="text">
      <style:text-properties fo:language="fr" fo:country="FR"/>
    </style:style>
  </office:automatic-styles>
  <office:body>
    <office:text text:use-soft-page-breaks="true">
      <text:p text:style-name="P1">Detailed Technical Breakdown of VMAF Application</text:p>
      <text:p text:style-name="P2">1. Architectural Overview</text:p>
      <text:p text:style-name="Normal">The application employs a modular architecture with clear separation of responsibilities, ensuring maintainability and scalability. The core components are segregated into UI Management, Video Capture Management, Trigger Detection, Video Normalization, Frame Alignment, VMAF Analysis, Result Generation, and Supporting Utilities.</text:p>
      <text:p text:style-name="P3">High-Level Architecture Diagram (Mermaid)</text:p>
      <text:p text:style-name="Normal">graph TD</text:p>
      <text:p text:style-name="Normal"><text:s text:c="4"/>UI[PyQt GUI - ui.py] --&gt; CaptureManager[Capture Manager - capture.py]</text:p>
      <text:p text:style-name="Normal"><text:s text:c="4"/>CaptureManager --&gt; FFmpegCapture[FFmpeg DeckLink Capture]</text:p>
      <text:p text:style-name="Normal"><text:s text:c="4"/>CaptureManager --&gt; TriggerDetection[Trigger Detection - trigger_detector.py]</text:p>
      <text:p text:style-name="Normal"><text:s text:c="4"/>TriggerDetection --&gt; OpenCV[OpenCV Frame Analysis]</text:p>
      <text:p text:style-name="Normal"><text:s text:c="4"/>FFmpegCapture --&gt; Normalization[Video Normalization - video_normalizer.py]</text:p>
      <text:p text:style-name="Normal"><text:s text:c="4"/>Normalization --&gt; Alignment[Frame Alignment - frame_alignment.py, vmaf_analyzer.py]</text:p>
      <text:p text:style-name="Normal"><text:s text:c="4"/>Alignment --&gt; VMAFAnalysis[VMAF Analysis - improved_vmaf_analyzer.py]</text:p>
      <text:p text:style-name="Normal"><text:s text:c="4"/>VMAFAnalysis --&gt; ResultGen[Result Generation - pdf_generator.py]</text:p>
      <text:p text:style-name="Normal"><text:s text:c="4"/>SupportingUtils[Supporting Utilities - utils.py, path_manager.py, file_manager.py] --&gt; UI</text:p>
      <text:p text:style-name="Normal"><text:s text:c="4"/>SupportingUtils --&gt; CaptureManager</text:p>
      <text:p text:style-name="Normal"><text:s text:c="4"/>SupportingUtils --&gt; Normalization</text:p>
      <text:p text:style-name="Normal"><text:s text:c="4"/>SupportingUtils --&gt; Alignment</text:p>
      <text:p text:style-name="Normal"><text:s text:c="4"/>SupportingUtils --&gt; ResultGen</text:p>
      <text:p text:style-name="P4">2. Functional Components</text:p>
      <text:p text:style-name="P5">UI Management (ui.py)</text:p>
      <text:list text:style-name="LFO1" text:continue-numbering="true">
        <text:list-item>
          <text:p text:style-name="P6">Tab-based PyQt5 GUI (Setup, Capture, Analysis, Results).</text:p>
        </text:list-item>
        <text:list-item>
          <text:p text:style-name="P7">Device selection, configuration management, trigger detection settings.</text:p>
        </text:list-item>
        <text:list-item>
          <text:p text:style-name="P8">Progress updates, error messaging, interactive user controls.</text:p>
        </text:list-item>
      </text:list>
      <text:p text:style-name="P9">Capture Management (capture.py, fixed_capture_process.py)</text:p>
      <text:soft-page-break/>
      <text:list text:style-name="LFO2" text:continue-numbering="true">
        <text:list-item>
          <text:p text:style-name="P10">Manages video captures using Blackmagic DeckLink hardware via FFmpeg.</text:p>
        </text:list-item>
        <text:list-item>
          <text:p text:style-name="P11">Real-time capture status updates and error handling.</text:p>
        </text:list-item>
        <text:list-item>
          <text:p text:style-name="P12">Integrates with trigger detection mechanisms for precise video recording start.</text:p>
        </text:list-item>
      </text:list>
      <text:p text:style-name="P13">Trigger Detection (trigger_detector.py)</text:p>
      <text:list text:style-name="LFO3" text:continue-numbering="true">
        <text:list-item>
          <text:p text:style-name="P14">Real-time detection of trigger frames (white 'STARTING' frames) using FFmpeg piped output analyzed via OpenCV.</text:p>
        </text:list-item>
        <text:list-item>
          <text:p text:style-name="P15">Provides accurate synchronization points for capture initiation.</text:p>
        </text:list-item>
      </text:list>
      <text:p text:style-name="P16">Video Normalization (video_normalizer.py)</text:p>
      <text:list text:style-name="LFO4" text:continue-numbering="true">
        <text:list-item>
          <text:p text:style-name="P17">Normalizes captured and reference videos to identical resolution, framerate, pixel formats to ensure accurate VMAF scoring.</text:p>
        </text:list-item>
        <text:list-item>
          <text:p text:style-name="P18">High-quality normalization avoiding unnecessary quality degradation.</text:p>
        </text:list-item>
      </text:list>
      <text:p text:style-name="P19">Frame Alignment (frame_alignment.py, vmaf_analyzer.py)</text:p>
      <text:list text:style-name="LFO5" text:continue-numbering="true">
        <text:list-item>
          <text:p text:style-name="P20">Precise frame-offset determination between reference and captured videos.</text:p>
        </text:list-item>
        <text:list-item>
          <text:p text:style-name="P21">Uses ORB feature matching and phase correlation algorithms.</text:p>
        </text:list-item>
        <text:list-item>
          <text:p text:style-name="P22">Frame-perfect alignment ensuring accurate comparison in VMAF analysis.</text:p>
        </text:list-item>
      </text:list>
      <text:p text:style-name="P23">VMAF Analysis (improved_vmaf_analyzer.py)</text:p>
      <text:list text:style-name="LFO6" text:continue-numbering="true">
        <text:list-item>
          <text:p text:style-name="P24">Calculates VMAF scores utilizing Netflix's VMAF model through FFmpeg.</text:p>
        </text:list-item>
        <text:list-item>
          <text:p text:style-name="P25">Provides real-time progress and final quality metrics including PSNR and SSIM.</text:p>
        </text:list-item>
      </text:list>
      <text:p text:style-name="P26">Result Generation (pdf_generator.py)</text:p>
      <text:list text:style-name="LFO7" text:continue-numbering="true">
        <text:list-item>
          <text:p text:style-name="P27">Generates detailed PDF certificates including test metadata, video specifications, VMAF scores, and technical notes.</text:p>
        </text:list-item>
        <text:list-item>
          <text:p text:style-name="P28">JSON result data exports for further analysis or archival.</text:p>
        </text:list-item>
      </text:list>
      <text:p text:style-name="P29">Supporting Utilities (utils.py, path_manager.py, file_manager.py)</text:p>
      <text:list text:style-name="LFO8" text:continue-numbering="true">
        <text:list-item>
          <text:p text:style-name="P30">Standardized file/directory management.</text:p>
        </text:list-item>
        <text:list-item>
          <text:p text:style-name="P31">Temporary resource cleanup, logging utilities.</text:p>
        </text:list-item>
      </text:list>
      <text:p text:style-name="P32">3. Functional Workflow Diagram (Mermaid)</text:p>
      <text:p text:style-name="Normal">graph TD</text:p>
      <text:p text:style-name="Normal"><text:s text:c="4"/>A[Setup Phase: Select Reference Video] --&gt; B[Capture Configuration]</text:p>
      <text:p text:style-name="Normal"><text:s text:c="4"/>B --&gt; C[Start Capture]</text:p>
      <text:soft-page-break/>
      <text:p text:style-name="Normal"><text:s text:c="4"/>C --&gt; D[Trigger Detection Enabled?]</text:p>
      <text:p text:style-name="Normal"><text:s text:c="4"/>D --Yes--&gt; E[Trigger Detected?]</text:p>
      <text:p text:style-name="Normal"><text:s text:c="4"/>E --Yes--&gt; F[Start Video Capture via FFmpeg]</text:p>
      <text:p text:style-name="Normal"><text:s text:c="4"/>D --No--&gt; F</text:p>
      <text:p text:style-name="Normal"><text:s text:c="4"/>F --&gt; G[Video Normalization]</text:p>
      <text:p text:style-name="Normal"><text:s text:c="4"/>G --&gt; H[Frame Alignment]</text:p>
      <text:p text:style-name="Normal"><text:s text:c="4"/>H --&gt; I[VMAF Analysis]</text:p>
      <text:p text:style-name="Normal"><text:s text:c="4"/>I --&gt; J[Generate PDF Report and JSON Data]</text:p>
      <text:p text:style-name="P33">4. State Management &amp; Wait-State Diagram (Mermaid)</text:p>
      <text:p text:style-name="Normal">stateDiagram-v2</text:p>
      <text:p text:style-name="Normal"><text:s text:c="4"/>[*] --&gt; Idle</text:p>
      <text:p text:style-name="Normal"><text:s text:c="4"/>Idle --&gt; CaptureReady: Setup Complete</text:p>
      <text:p text:style-name="Normal"><text:s text:c="4"/>CaptureReady --&gt; WaitingTrigger: Capture Started &amp; Trigger Enabled</text:p>
      <text:p text:style-name="Normal"><text:s text:c="4"/>WaitingTrigger --&gt; Capturing: Trigger Detected</text:p>
      <text:p text:style-name="Normal"><text:s text:c="4"/>CaptureReady --&gt; Capturing: Trigger Disabled</text:p>
      <text:p text:style-name="Normal"><text:s text:c="4"/>Capturing --&gt; Processing: Capture Complete</text:p>
      <text:p text:style-name="Normal"><text:s text:c="4"/>Processing --&gt; Aligning</text:p>
      <text:p text:style-name="Normal"><text:s text:c="4"/>Aligning --&gt; Analyzing</text:p>
      <text:p text:style-name="Normal"><text:s text:c="4"/>Analyzing --&gt; Reporting</text:p>
      <text:p text:style-name="Normal"><text:s text:c="4"/>Reporting --&gt; Idle: Test Complete</text:p>
      <text:p text:style-name="P34">5. Logic Flow Diagram (Mermaid)</text:p>
      <text:p text:style-name="Normal">flowchart TD</text:p>
      <text:p text:style-name="Normal"><text:s text:c="4"/>UserInitiatesCapture --&gt; DeviceAccessible?</text:p>
      <text:p text:style-name="Normal"><text:s text:c="4"/>DeviceAccessible? --No--&gt; DisplayError[Display Error &amp; Prompt Retry]</text:p>
      <text:p text:style-name="Normal"><text:s text:c="4"/>DeviceAccessible? --Yes--&gt; TriggerEnabled?</text:p>
      <text:p text:style-name="Normal"><text:s text:c="4"/>TriggerEnabled? --Yes--&gt; DetectTrigger[Detect Trigger Frame]</text:p>
      <text:p text:style-name="Normal"><text:s text:c="4"/>DetectTrigger --Trigger Detected--&gt; StartCapture[Start Video Capture]</text:p>
      <text:p text:style-name="Normal"><text:s text:c="4"/>TriggerEnabled? --No--&gt; StartCapture</text:p>
      <text:soft-page-break/>
      <text:p text:style-name="Normal"><text:s text:c="4"/>StartCapture --&gt; CaptureSuccessful?</text:p>
      <text:p text:style-name="Normal"><text:s text:c="4"/>CaptureSuccessful? --No--&gt; CaptureError[Handle Capture Error]</text:p>
      <text:p text:style-name="Normal"><text:s text:c="4"/>CaptureSuccessful? --Yes--&gt; NormalizeVideos</text:p>
      <text:p text:style-name="Normal"><text:s text:c="4"/>NormalizeVideos --&gt; AlignFrames</text:p>
      <text:p text:style-name="Normal"><text:s text:c="4"/>AlignFrames --&gt; RunVMAF</text:p>
      <text:p text:style-name="Normal"><text:s text:c="4"/>RunVMAF --&gt; GenerateResults</text:p>
      <text:p text:style-name="Normal"><text:s text:c="4"/>GenerateResults --&gt; EndProcess</text:p>
      <text:p text:style-name="P35">6. Process Interaction &amp; Data Flow Diagram (Mermaid)</text:p>
      <text:p text:style-name="P36">sequenceDiagram</text:p>
      <text:p text:style-name="P37"><text:s text:c="4"/>participant UI</text:p>
      <text:p text:style-name="P38"><text:s text:c="4"/>participant CaptureManager</text:p>
      <text:p text:style-name="P39"><text:s text:c="4"/>participant TriggerDetector</text:p>
      <text:p text:style-name="P40"><text:s text:c="4"/>participant FFmpeg</text:p>
      <text:p text:style-name="P41"><text:s text:c="4"/>participant VideoNormalizer</text:p>
      <text:p text:style-name="P42"><text:s text:c="4"/>participant FrameAligner</text:p>
      <text:p text:style-name="P43"><text:s text:c="4"/>participant VMAFAnalyzer</text:p>
      <text:p text:style-name="Normal"><text:span text:style-name="T44"><text:s text:c="4"/></text:span>participant ResultGenerator</text:p>
      <text:p text:style-name="Normal"/>
      <text:p text:style-name="Normal"><text:s text:c="4"/>UI-&gt;&gt;CaptureManager: Configure and Start Capture</text:p>
      <text:p text:style-name="Normal"><text:s text:c="4"/>CaptureManager-&gt;&gt;TriggerDetector: Start Trigger Detection (optional)</text:p>
      <text:p text:style-name="Normal"><text:s text:c="4"/>TriggerDetector-&gt;&gt;CaptureManager: Trigger Detected</text:p>
      <text:p text:style-name="Normal"><text:s text:c="4"/>CaptureManager-&gt;&gt;FFmpeg: Start Video Capture</text:p>
      <text:p text:style-name="Normal"><text:s text:c="4"/>FFmpeg-&gt;&gt;CaptureManager: Capture Progress Updates</text:p>
      <text:p text:style-name="Normal"><text:s text:c="4"/>CaptureManager-&gt;&gt;UI: Update Progress &amp; Status</text:p>
      <text:p text:style-name="Normal"><text:s text:c="4"/>CaptureManager-&gt;&gt;UI: Capture Completed</text:p>
      <text:p text:style-name="Normal"><text:s text:c="4"/>CaptureManager-&gt;&gt;VideoNormalizer: Normalize Videos</text:p>
      <text:p text:style-name="Normal"><text:s text:c="4"/>VideoNormalizer-&gt;&gt;FrameAligner: Aligned Videos Ready</text:p>
      <text:p text:style-name="Normal"><text:s text:c="4"/>FrameAligner-&gt;&gt;VMAFAnalyzer: Aligned Videos</text:p>
      <text:soft-page-break/>
      <text:p text:style-name="Normal"><text:s text:c="4"/>VMAFAnalyzer-&gt;&gt;ResultGenerator: VMAF Scores &amp; Metrics</text:p>
      <text:p text:style-name="Normal"><text:s text:c="4"/>ResultGenerator-&gt;&gt;UI: PDF Certificate &amp; JSON Data Generated</text:p>
      <text:p text:style-name="Normal">This document can be directly copied into Word, and Mermaid diagrams can be visualized via Mermaid-compatible editors or integrated into your documentation platform supporting Mermaid syntax.</text:p>
      <text:p text:style-name="P45"/>
      <text:soft-page-break/>
      <text:p text:style-name="P46">Extensive Technical Breakdown of VMAF Application</text:p>
      <text:p text:style-name="P47">1. Architectural Overview</text:p>
      <text:p text:style-name="Normal">The VMAF application utilizes a highly modular, scalable, and maintainable architecture aligned with ISO/IEC 25010 standards for software quality and ISO 9001 quality management systems. Components are segregated clearly into UI Management, Video Capture, Trigger Detection, Video Normalization, Frame Alignment, VMAF Analysis, Result Generation, and Supporting Utilities. This modular design enhances ease of maintenance, scalability, and adaptability for future enhancements and compliance with industry standards such as IETF RFC 793 for reliable data transmission.</text:p>
      <text:p text:style-name="P48">High-Level Architecture Diagram (Mermaid)</text:p>
      <text:p text:style-name="Normal">graph TD</text:p>
      <text:p text:style-name="Normal"><text:s text:c="4"/>UI[PyQt GUI - ui.py] --&gt; CaptureManager[Capture Manager - capture.py]</text:p>
      <text:p text:style-name="Normal"><text:s text:c="4"/>CaptureManager --&gt; FFmpegCapture[FFmpeg DeckLink Capture]</text:p>
      <text:p text:style-name="Normal"><text:s text:c="4"/>CaptureManager --&gt; TriggerDetection[Trigger Detection - trigger_detector.py]</text:p>
      <text:p text:style-name="Normal"><text:s text:c="4"/>TriggerDetection --&gt; OpenCV[OpenCV Frame Analysis]</text:p>
      <text:p text:style-name="Normal"><text:s text:c="4"/>FFmpegCapture --&gt; Normalization[Video Normalization - video_normalizer.py]</text:p>
      <text:p text:style-name="Normal"><text:s text:c="4"/>Normalization --&gt; Alignment[Frame Alignment - frame_alignment.py, vmaf_analyzer.py]</text:p>
      <text:p text:style-name="Normal"><text:s text:c="4"/>Alignment --&gt; VMAFAnalysis[VMAF Analysis - improved_vmaf_analyzer.py]</text:p>
      <text:p text:style-name="Normal"><text:s text:c="4"/>VMAFAnalysis --&gt; ResultGen[Result Generation - pdf_generator.py]</text:p>
      <text:p text:style-name="Normal"><text:s text:c="4"/>SupportingUtils[Supporting Utilities - utils.py, path_manager.py, file_manager.py] --&gt; UI</text:p>
      <text:p text:style-name="Normal"><text:s text:c="4"/>SupportingUtils --&gt; CaptureManager</text:p>
      <text:p text:style-name="Normal"><text:s text:c="4"/>SupportingUtils --&gt; Normalization</text:p>
      <text:p text:style-name="Normal"><text:s text:c="4"/>SupportingUtils --&gt; Alignment</text:p>
      <text:p text:style-name="Normal"><text:s text:c="4"/>SupportingUtils --&gt; ResultGen</text:p>
      <text:p text:style-name="P49">2. Functional Components</text:p>
      <text:p text:style-name="P50">UI Management (ui.py)</text:p>
      <text:p text:style-name="Normal">The User Interface employs the PyQt5 framework, following ISO 9241 guidelines for ergonomics and human-computer interaction. It features:</text:p>
      <text:list text:style-name="LFO9" text:continue-numbering="true">
        <text:list-item>
          <text:p text:style-name="P51">Tab-based layout (Setup, Capture, Analysis, Results).</text:p>
        </text:list-item>
        <text:list-item>
          <text:p text:style-name="P52">Interactive device selection and configuration adhering to best UX practices.</text:p>
        </text:list-item>
        <text:list-item>
          <text:p text:style-name="P53">Real-time progress feedback and standardized error reporting as per ISO/IEC 25012.</text:p>
        </text:list-item>
      </text:list>
      <text:p text:style-name="P54">Capture Management (capture.py, fixed_capture_process.py)</text:p>
      <text:p text:style-name="Normal">Responsible for capturing high-fidelity video streams from Blackmagic DeckLink hardware, complying with SMPTE 259M standards for SDI signal handling:</text:p>
      <text:list text:style-name="LFO10" text:continue-numbering="true">
        <text:list-item>
          <text:p text:style-name="P55">Utilizes FFmpeg, ensuring adherence to MPEG standards ISO/IEC 13818-1 and ISO/IEC 14496-10.</text:p>
        </text:list-item>
        <text:list-item>
          <text:p text:style-name="P56">Real-time capture monitoring, robust error handling, and FFmpeg subprocess management to ensure capture reliability and consistency.</text:p>
        </text:list-item>
        <text:list-item>
          <text:p text:style-name="P57">Integration of synchronization mechanisms for precise recording start times.</text:p>
        </text:list-item>
      </text:list>
      <text:p text:style-name="P58">Trigger Detection (trigger_detector.py)</text:p>
      <text:p text:style-name="Normal">Real-time detection mechanism employing OpenCV and FFmpeg to identify synchronization points (white frames) ensuring precision aligned with SMPTE RP 168:</text:p>
      <text:list text:style-name="LFO11" text:continue-numbering="true">
        <text:list-item>
          <text:p text:style-name="P59">Frame analysis executed via OpenCV algorithms to guarantee accuracy.</text:p>
        </text:list-item>
        <text:list-item>
          <text:p text:style-name="P60">Immediate capture initiation upon trigger detection.</text:p>
        </text:list-item>
      </text:list>
      <text:p text:style-name="P61">Video Normalization (video_normalizer.py)</text:p>
      <text:p text:style-name="Normal">Ensures captured and reference videos are normalized to a common standard defined by ITU-R BT.709 and ITU-T Rec. H.264:</text:p>
      <text:list text:style-name="LFO12" text:continue-numbering="true">
        <text:list-item>
          <text:p text:style-name="P62">High-quality normalization procedures preserving the integrity of original video data.</text:p>
        </text:list-item>
        <text:list-item>
          <text:p text:style-name="P63">Maintains conformity with IETF RFC 6381 for codec parameters.</text:p>
        </text:list-item>
      </text:list>
      <text:p text:style-name="P64">Frame Alignment (frame_alignment.py, vmaf_analyzer.py)</text:p>
      <text:p text:style-name="Normal">Employs robust feature-matching techniques for frame alignment in compliance with SMPTE ST 2064:</text:p>
      <text:list text:style-name="LFO13" text:continue-numbering="true">
        <text:list-item>
          <text:p text:style-name="P65">Utilizes ORB and phase correlation algorithms ensuring sub-frame accuracy.</text:p>
        </text:list-item>
        <text:list-item>
          <text:p text:style-name="P66">Frame-perfect alignment critical for accurate VMAF comparison and scoring.</text:p>
        </text:list-item>
      </text:list>
      <text:p text:style-name="P67">VMAF Analysis (improved_vmaf_analyzer.py)</text:p>
      <text:p text:style-name="Normal">Performs VMAF scoring based on Netflix's VMAF algorithm, referencing standards set forth in ITU-T J.247 for objective video quality assessment:</text:p>
      <text:soft-page-break/>
      <text:list text:style-name="LFO14" text:continue-numbering="true">
        <text:list-item>
          <text:p text:style-name="P68">Incorporates calculation of complementary metrics such as PSNR and SSIM, validated by ISO/IEC 29170 standards.</text:p>
        </text:list-item>
        <text:list-item>
          <text:p text:style-name="P69">Real-time progress tracking and detailed results for immediate user feedback.</text:p>
        </text:list-item>
      </text:list>
      <text:p text:style-name="P70">Result Generation (pdf_generator.py)</text:p>
      <text:p text:style-name="Normal">Produces comprehensive reports compliant with ISO 32000 (PDF standards):</text:p>
      <text:list text:style-name="LFO15" text:continue-numbering="true">
        <text:list-item>
          <text:p text:style-name="P71">Detailed metadata, technical specifications, VMAF results.</text:p>
        </text:list-item>
        <text:list-item>
          <text:p text:style-name="P72">JSON-based exports available for archival, analysis, and compliance verification purposes.</text:p>
        </text:list-item>
      </text:list>
      <text:p text:style-name="P73">Supporting Utilities (utils.py, path_manager.py, file_manager.py)</text:p>
      <text:p text:style-name="Normal">Standardizes file management processes ensuring compliance with ISO 27001 for information security:</text:p>
      <text:list text:style-name="LFO16" text:continue-numbering="true">
        <text:list-item>
          <text:p text:style-name="P74">Reliable temporary resource management.</text:p>
        </text:list-item>
        <text:list-item>
          <text:p text:style-name="P75">Centralized logging facilitating audit trails and operational accountability.</text:p>
        </text:list-item>
      </text:list>
      <text:p text:style-name="P76">3. Functional Workflow Diagram (Mermaid)</text:p>
      <text:p text:style-name="Normal">graph TD</text:p>
      <text:p text:style-name="Normal"><text:s text:c="4"/>A[Setup Phase: Select Reference Video] --&gt; B[Capture Configuration]</text:p>
      <text:p text:style-name="Normal"><text:s text:c="4"/>B --&gt; C[Start Capture]</text:p>
      <text:p text:style-name="Normal"><text:s text:c="4"/>C --&gt; D[Trigger Detection Enabled?]</text:p>
      <text:p text:style-name="Normal"><text:s text:c="4"/>D --Yes--&gt; E[Trigger Detected?]</text:p>
      <text:p text:style-name="Normal"><text:s text:c="4"/>E --Yes--&gt; F[Start Video Capture via FFmpeg]</text:p>
      <text:p text:style-name="Normal"><text:s text:c="4"/>D --No--&gt; F</text:p>
      <text:p text:style-name="Normal"><text:s text:c="4"/>F --&gt; G[Video Normalization]</text:p>
      <text:p text:style-name="Normal"><text:s text:c="4"/>G --&gt; H[Frame Alignment]</text:p>
      <text:p text:style-name="Normal"><text:s text:c="4"/>H --&gt; I[VMAF Analysis]</text:p>
      <text:p text:style-name="Normal"><text:s text:c="4"/>I --&gt; J[Generate PDF Report and JSON Data]</text:p>
      <text:p text:style-name="P77">4. State Management &amp; Wait-State Diagram (Mermaid)</text:p>
      <text:p text:style-name="Normal">stateDiagram-v2</text:p>
      <text:p text:style-name="Normal"><text:s text:c="4"/>[*] --&gt; Idle</text:p>
      <text:p text:style-name="Normal"><text:s text:c="4"/>Idle --&gt; CaptureReady: Setup Complete</text:p>
      <text:soft-page-break/>
      <text:p text:style-name="Normal"><text:s text:c="4"/>CaptureReady --&gt; WaitingTrigger: Capture Started &amp; Trigger Enabled</text:p>
      <text:p text:style-name="Normal"><text:s text:c="4"/>WaitingTrigger --&gt; Capturing: Trigger Detected</text:p>
      <text:p text:style-name="Normal"><text:s text:c="4"/>CaptureReady --&gt; Capturing: Trigger Disabled</text:p>
      <text:p text:style-name="Normal"><text:s text:c="4"/>Capturing --&gt; Processing: Capture Complete</text:p>
      <text:p text:style-name="Normal"><text:s text:c="4"/>Processing --&gt; Aligning</text:p>
      <text:p text:style-name="Normal"><text:s text:c="4"/>Aligning --&gt; Analyzing</text:p>
      <text:p text:style-name="Normal"><text:s text:c="4"/>Analyzing --&gt; Reporting</text:p>
      <text:p text:style-name="Normal"><text:s text:c="4"/>Reporting --&gt; Idle: Test Complete</text:p>
      <text:p text:style-name="P78">5. Logic Flow Diagram (Mermaid)</text:p>
      <text:p text:style-name="Normal">flowchart TD</text:p>
      <text:p text:style-name="Normal"><text:s text:c="4"/>UserInitiatesCapture --&gt; DeviceAccessible?</text:p>
      <text:p text:style-name="Normal"><text:s text:c="4"/>DeviceAccessible? --No--&gt; DisplayError[Display Error &amp; Prompt Retry]</text:p>
      <text:p text:style-name="Normal"><text:s text:c="4"/>DeviceAccessible? --Yes--&gt; TriggerEnabled?</text:p>
      <text:p text:style-name="Normal"><text:s text:c="4"/>TriggerEnabled? --Yes--&gt; DetectTrigger[Detect Trigger Frame]</text:p>
      <text:p text:style-name="Normal"><text:s text:c="4"/>DetectTrigger --Trigger Detected--&gt; StartCapture[Start Video Capture]</text:p>
      <text:p text:style-name="Normal"><text:s text:c="4"/>TriggerEnabled? --No--&gt; StartCapture</text:p>
      <text:p text:style-name="Normal"><text:s text:c="4"/>StartCapture --&gt; CaptureSuccessful?</text:p>
      <text:p text:style-name="Normal"><text:s text:c="4"/>CaptureSuccessful? --No--&gt; CaptureError[Handle Capture Error]</text:p>
      <text:p text:style-name="Normal"><text:s text:c="4"/>CaptureSuccessful? --Yes--&gt; NormalizeVideos</text:p>
      <text:p text:style-name="Normal"><text:s text:c="4"/>NormalizeVideos --&gt; AlignFrames</text:p>
      <text:p text:style-name="Normal"><text:s text:c="4"/>AlignFrames --&gt; RunVMAF</text:p>
      <text:p text:style-name="Normal"><text:s text:c="4"/>RunVMAF --&gt; GenerateResults</text:p>
      <text:p text:style-name="Normal"><text:s text:c="4"/>GenerateResults --&gt; EndProcess</text:p>
      <text:p text:style-name="P79">6. Process Interaction &amp; Data Flow Diagram (Mermaid)</text:p>
      <text:p text:style-name="P80">sequenceDiagram</text:p>
      <text:p text:style-name="P81"><text:s text:c="4"/>participant UI</text:p>
      <text:p text:style-name="P82"><text:s text:c="4"/>participant CaptureManager</text:p>
      <text:p text:style-name="P83"><text:s text:c="4"/>participant TriggerDetector</text:p>
      <text:soft-page-break/>
      <text:p text:style-name="P84"><text:s text:c="4"/>participant FFmpeg</text:p>
      <text:p text:style-name="P85"><text:s text:c="4"/>participant VideoNormalizer</text:p>
      <text:p text:style-name="P86"><text:s text:c="4"/>participant FrameAligner</text:p>
      <text:p text:style-name="P87"><text:s text:c="4"/>participant VMAFAnalyzer</text:p>
      <text:p text:style-name="Normal"><text:span text:style-name="T88"><text:s text:c="4"/></text:span>participant ResultGenerator</text:p>
      <text:p text:style-name="Normal"/>
      <text:p text:style-name="Normal"><text:s text:c="4"/>UI-&gt;&gt;CaptureManager: Configure and Start Capture</text:p>
      <text:p text:style-name="Normal"><text:s text:c="4"/>CaptureManager-&gt;&gt;TriggerDetector: Start Trigger Detection (optional)</text:p>
      <text:p text:style-name="Normal"><text:s text:c="4"/>TriggerDetector-&gt;&gt;CaptureManager: Trigger Detected</text:p>
      <text:p text:style-name="Normal"><text:s text:c="4"/>CaptureManager-&gt;&gt;FFmpeg: Start Video Capture</text:p>
      <text:p text:style-name="Normal"><text:s text:c="4"/>FFmpeg-&gt;&gt;CaptureManager: Capture Progress Updates</text:p>
      <text:p text:style-name="Normal"><text:s text:c="4"/>CaptureManager-&gt;&gt;UI: Update Progress &amp; Status</text:p>
      <text:p text:style-name="Normal"><text:s text:c="4"/>CaptureManager-&gt;&gt;UI: Capture Completed</text:p>
      <text:p text:style-name="Normal"><text:s text:c="4"/>CaptureManager-&gt;&gt;VideoNormalizer: Normalize Videos</text:p>
      <text:p text:style-name="Normal"><text:s text:c="4"/>VideoNormalizer-&gt;&gt;FrameAligner: Aligned Videos Ready</text:p>
      <text:p text:style-name="Normal"><text:s text:c="4"/>FrameAligner-&gt;&gt;VMAFAnalyzer: Aligned Videos</text:p>
      <text:p text:style-name="Normal"><text:s text:c="4"/>VMAFAnalyzer-&gt;&gt;ResultGenerator: VMAF Scores &amp; Metrics</text:p>
      <text:p text:style-name="Normal"><text:s text:c="4"/>ResultGenerator-&gt;&gt;UI: PDF Certificate &amp; JSON Data Generated</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Yoseph Andemichael</meta:initial-creator>
    <dc:creator>Yoseph Andemichael</dc:creator>
    <meta:creation-date>2025-03-27T17:20:00Z</meta:creation-date>
    <dc:date>2025-03-27T17:38:00Z</dc:date>
    <meta:template xlink:href="Normal.dotm" xlink:type="simple"/>
    <meta:editing-cycles>2</meta:editing-cycles>
    <meta:editing-duration>PT1080S</meta:editing-duration>
    <meta:document-statistic meta:page-count="10" meta:paragraph-count="25" meta:word-count="1874" meta:character-count="12537" meta:row-count="89" meta:non-whitespace-character-count="10688"/>
  </office:meta>
</office:document-meta>
</file>